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i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sine.G17" table:end-x="2.233cm" table:end-y="0.054cm" draw:z-index="0" draw:style-name="gr1" svg:width="10.976cm" svg:height="6.986cm" svg:x="0.289cm" svg:y="0.265cm">
              <draw:object draw:notify-on-update-of-ranges="sine.A1:sine.A16 sine.B1:sin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1.4142602223305111033e-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-6.1181376594633265084e-0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.6170990272579207521e-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-2.7750128635153941847e-0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7.5238981263225957501e-1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-3.3375525516448158757e-0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3.5139117173258442631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-2.0550425760770912756e-0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7858086433950677905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-2.2045418036460674603e-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-4.1040249676413073182e-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-2.0110547609610627995e-0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8.5146506388912983047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-1.7544887775148648394e-0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-1.5944474539749149392e-18</text:p>
          </table:table-cell>
          <table:table-cell/>
        </table:table-row>
      </table:table>
      <table:table table:name="Square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Square.I16" table:end-x="1.287cm" table:end-y="0.344cm" draw:z-index="0" draw:style-name="gr1" svg:width="14.731cm" svg:height="6.986cm" svg:x="0.105cm" svg:y="0.106cm">
              <draw:object draw:notify-on-update-of-ranges="Square.A1:Square.A32 Square.B1:Square.B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.0395841817892785602e-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3333333564506">
            <text:p>0.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7.7908079453482199693e-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99999997696041">
            <text:p>0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5.5772626977869532701e-1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4285715766058">
            <text:p>0.1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.0214936685592956339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1111094957695">
            <text:p>0.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5528039325889917171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09090970102506">
            <text:p>0.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-3.3301544579300028513e-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69230813855015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-6.5328871802383997363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666666863008317">
            <text:p>0.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.3214972663095951057e-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88234905029857">
            <text:p>0.0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.4060935292777018294e-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26315684224283">
            <text:p>0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.3786163080132027152e-1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476190370892044">
            <text:p>0.0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-1.4083935842186388718e-1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434782673477172">
            <text:p>0.0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-3.3470714566997643936e-1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99999958339004">
            <text:p>0.0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-8.2424775259514364407e-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370370431119781">
            <text:p>0.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-3.3789452528489726662e-1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344827616341581">
            <text:p>0.0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9.0496784450961031586e-1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22580969840631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-7.1029304579938153736e-18</text:p>
          </table:table-cell>
          <table:table-cell/>
        </table:table-row>
      </table:table>
      <table:table table:name="triangle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triangle.I16" table:end-x="2.232cm" table:end-y="0.344cm" draw:z-index="0" draw:style-name="gr1" svg:width="15.676cm" svg:height="6.986cm" svg:x="0.105cm" svg:y="0.106cm">
              <draw:object draw:notify-on-update-of-ranges="triangle.A1:triangle.A32 triangle.B1:triangle.B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7.4405159294345388351e-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11111627411601">
            <text:p>-0.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2.5603885109345212798e-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399998114390507">
            <text:p>0.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4.9445813411362980062e-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204083518830908">
            <text:p>-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4.5842365404625298568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23455608938579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.6111242551208825039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0826457536164914">
            <text:p>-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.1387879926824814527e-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591708148132265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-1.3355396530489729743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44445349230913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-9.078904639047615055e-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346012860382509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7.2168701669511862958e-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277014831061577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.5950011167638162183e-1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226752037380614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.9000030399181994305e-1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189040975536091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9.949680576313019569e-1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59995117928534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-2.7915048909372820107e-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137179152110888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.098809392163187442e-1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18902044369515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5.1094380844398206298e-1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104063424289222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.0768196363345051077e-17</text:p>
          </table:table-cell>
          <table:table-cell/>
        </table:table-row>
      </table:table>
      <table:table table:name="Clarinet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Clarinet.I16" table:end-x="1.996cm" table:end-y="0.344cm" draw:z-index="0" draw:style-name="gr1" svg:width="15.44cm" svg:height="6.986cm" svg:x="0.105cm" svg:y="0.106cm">
              <draw:object draw:notify-on-update-of-ranges="Clarinet.A1:Clarinet.A32 Clarinet.B1:Clarinet.B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16511338300998">
            <text:p>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93803362701772">
            <text:p>0.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189561480655862">
            <text:p>-0.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09231798800352">
            <text:p>-0.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62079078718551">
            <text:p>0.0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24912430034679">
            <text:p>0.4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12920658812865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73492761377359">
            <text:p>0.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24115688656905">
            <text:p>-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387103097141349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112334169014244">
            <text:p>-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05794702338816">
            <text:p>-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11718934109972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645308373603092">
            <text:p>-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128486540846562">
            <text:p>-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50275069509164">
            <text:p>-0.0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59112959461015">
            <text:p>0.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286826887130501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245685697011453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0270659254069787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0385596317542776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209059384304776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0168148580496309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0170710428454494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0201554483150419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217404542532733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0197164517239677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0162904892952943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0182398720618653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154112297013126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00216359506926613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20/06/2010</text:date>, <text:time>12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0T12:00:48</meta:creation-date>
    <dc:date>2010-06-20T12:36:14</dc:date>
    <meta:editing-duration>PT00H35M28S</meta:editing-duration>
    <meta:editing-cycles>4</meta:editing-cycles>
    <meta:generator>OpenOffice.org/3.1$Linux OpenOffice.org_project/310m19$Build-9420</meta:generator>
    <meta:document-statistic meta:table-count="4" meta:cell-count="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977cm" svg:height="6.987cm" chart:class="chart:bar" chart:style-name="ch1">
        <chart:plot-area chart:style-name="ch2" table:cell-range-address="sine.A1:sine.B16" chart:data-source-has-labels="column" svg:x="0.237cm" svg:y="0.139cm" svg:width="10.521cm" svg:height="6.771cm">
          <chart:axis chart:dimension="x" chart:name="primary-x" chart:style-name="ch3">
            <chart:title svg:x="5.65cm" svg:y="6.477cm" chart:style-name="ch4">
              <text:p>fn</text:p>
            </chart:title>
            <chart:categories table:cell-range-address="sine.A1:sine.A16"/>
          </chart:axis>
          <chart:axis chart:dimension="y" chart:name="primary-y" chart:style-name="ch5">
            <chart:title svg:x="0.22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sine.B1:sine.B1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ine.A1:sine.A16">1</text:p>
              </table:table-cell>
              <table:table-cell office:value-type="float" office:value="1">
                <text:p text:id="sine.B1:sine.B16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732cm" svg:height="6.987cm" chart:class="chart:bar" chart:style-name="ch1">
        <chart:plot-area chart:style-name="ch2" table:cell-range-address="Square.A1:Square.B32" chart:data-source-has-labels="column" svg:x="0.387cm" svg:y="0.139cm" svg:width="14.051cm" svg:height="6.771cm">
          <chart:axis chart:dimension="x" chart:name="primary-x" chart:style-name="ch3">
            <chart:title svg:x="7.565cm" svg:y="6.477cm" chart:style-name="ch4">
              <text:p>fn</text:p>
            </chart:title>
            <chart:categories table:cell-range-address="Square.A1:Square.A32"/>
          </chart:axis>
          <chart:axis chart:dimension="y" chart:name="primary-y" chart:style-name="ch5">
            <chart:title svg:x="0.295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Square.B1:Square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quare.A1:Square.A32">1</text:p>
              </table:table-cell>
              <table:table-cell office:value-type="float" office:value="1">
                <text:p text:id="Square.B1:Square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564506">
                <text:p>0.333333333564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7696041">
                <text:p>0.199999997696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5766058">
                <text:p>0.14285715766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094957695">
                <text:p>0.111111094957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9090970102506">
                <text:p>0.0909090970102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9230813855015">
                <text:p>0.0769230813855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6666863008317">
                <text:p>0.0666666863008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8234905029857">
                <text:p>0.0588234905029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6315684224283">
                <text:p>0.0526315684224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76190370892044">
                <text:p>0.0476190370892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4782673477172">
                <text:p>0.0434782673477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9999958339004">
                <text:p>0.0399999958339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70370431119781">
                <text:p>0.0370370431119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44827616341581">
                <text:p>0.0344827616341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2580969840631">
                <text:p>0.0322580969840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677cm" svg:height="6.987cm" chart:class="chart:bar" chart:style-name="ch1">
        <chart:plot-area chart:style-name="ch2" table:cell-range-address="triangle.A1:triangle.B32" chart:data-source-has-labels="column" svg:x="0.425cm" svg:y="0.139cm" svg:width="14.939cm" svg:height="6.771cm">
          <chart:axis chart:dimension="x" chart:name="primary-x" chart:style-name="ch3">
            <chart:title svg:x="8.047cm" svg:y="6.477cm" chart:style-name="ch4">
              <text:p>fn</text:p>
            </chart:title>
            <chart:categories table:cell-range-address="triangle.A1:triangle.A32"/>
          </chart:axis>
          <chart:axis chart:dimension="y" chart:name="primary-y" chart:style-name="ch5">
            <chart:title svg:x="0.314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triangle.B1:triangle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riangle.A1:triangle.A32">1</text:p>
              </table:table-cell>
              <table:table-cell office:value-type="float" office:value="1">
                <text:p text:id="triangle.B1:triangle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1111627411601">
                <text:p>-0.11111162741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9998114390507">
                <text:p>0.0399998114390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04083518830908">
                <text:p>-0.0204083518830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3455608938579">
                <text:p>0.0123455608938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826457536164914">
                <text:p>-0.00826457536164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91708148132265">
                <text:p>0.00591708148132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44445349230913">
                <text:p>-0.0044445349230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6012860382509">
                <text:p>0.00346012860382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77014831061577">
                <text:p>-0.00277014831061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26752037380614">
                <text:p>0.00226752037380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89040975536091">
                <text:p>-0.00189040975536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59995117928534">
                <text:p>0.0015999511792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137179152110888">
                <text:p>-0.00137179152110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8902044369515">
                <text:p>0.00118902044369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04063424289222">
                <text:p>-0.00104063424289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441cm" svg:height="6.987cm" chart:class="chart:bar" chart:style-name="ch1">
        <chart:plot-area chart:style-name="ch2" table:cell-range-address="Clarinet.A1:Clarinet.B32" chart:data-source-has-labels="column" svg:x="0.415cm" svg:y="0.139cm" svg:width="14.718cm" svg:height="6.771cm">
          <chart:axis chart:dimension="x" chart:name="primary-x" chart:style-name="ch3">
            <chart:title svg:x="7.927cm" svg:y="6.477cm" chart:style-name="ch4">
              <text:p>fn</text:p>
            </chart:title>
            <chart:categories table:cell-range-address="Clarinet.A1:Clarinet.A32"/>
          </chart:axis>
          <chart:axis chart:dimension="y" chart:name="primary-y" chart:style-name="ch5">
            <chart:title svg:x="0.309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Clarinet.B1:Clarinet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larinet.A1:Clarinet.A32">1</text:p>
              </table:table-cell>
              <table:table-cell office:value-type="float" office:value="1">
                <text:p text:id="Clarinet.B1:Clarinet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6511338300998">
                <text:p>0.0116511338300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803362701772">
                <text:p>0.493803362701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89561480655862">
                <text:p>-0.018956148065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09231798800352">
                <text:p>-0.209231798800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2079078718551">
                <text:p>0.0462079078718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912430034679">
                <text:p>0.424912430034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12920658812865">
                <text:p>0.00212920658812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492761377359">
                <text:p>0.273492761377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115688656905">
                <text:p>-0.024115688656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87103097141349">
                <text:p>0.000387103097141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2334169014244">
                <text:p>-0.0112334169014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05794702338816">
                <text:p>-0.0305794702338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11718934109972">
                <text:p>0.0411718934109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45308373603092">
                <text:p>-0.00645308373603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8486540846562">
                <text:p>-0.0128486540846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50275069509164">
                <text:p>-0.0150275069509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112959461015">
                <text:p>0.0159112959461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86826887130501">
                <text:p>0.00286826887130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245685697011453">
                <text:p>-0.00245685697011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70659254069787">
                <text:p>-0.002706592540697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385596317542776">
                <text:p>-0.00385596317542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209059384304776">
                <text:p>-0.00209059384304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68148580496309">
                <text:p>-0.00168148580496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70710428454494">
                <text:p>-0.00170710428454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201554483150419">
                <text:p>-0.00201554483150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217404542532733">
                <text:p>-0.00217404542532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197164517239677">
                <text:p>-0.00197164517239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62904892952943">
                <text:p>-0.00162904892952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82398720618653">
                <text:p>-0.00182398720618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54112297013126">
                <text:p>-0.00154112297013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16359506926613">
                <text:p>-0.002163595069266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